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4cm" draw:marker-start-width="0.36cm" draw:marker-end="Arrow" draw:marker-end-width="0.2cm" draw:textarea-horizontal-align="center" draw:textarea-vertical-align="middle" fo:padding-top="0.145cm" fo:padding-bottom="0.145cm" fo:padding-left="0.27cm" fo:padding-right="0.27cm"/>
    </style:style>
    <style:style style:name="gr4" style:family="graphic" style:parent-style-name="objectwithoutfill">
      <style:graphic-properties svg:stroke-width="0.04cm" draw:marker-start-width="0.36cm" draw:marker-end="Arrow" draw:marker-end-width="0.2cm" draw:fill="none" draw:textarea-horizontal-align="center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79cm" svg:height="1.085cm" svg:x="0.886cm" svg:y="0.647cm">
          <text:p text:style-name="P1">Jav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66cm" svg:height="1.085cm" svg:x="4.665cm" svg:y="1.644cm">
          <text:p text:style-name="P2"><text:span text:style-name="T1">Predicates</text:span></text:p>
          <draw:enhanced-geometry svg:viewBox="0 0 21600 21600" draw:type="rectangle" draw:enhanced-path="M 0 0 L 21600 0 21600 21600 0 21600 0 0 Z N"/>
        </draw:custom-shape>
        <draw:frame draw:style-name="gr2" draw:layer="layout" svg:width="1.734cm" svg:height="0.962cm" svg:x="8.961cm" svg:y="0.354cm">
          <draw:text-box>
            <text:p>user</text:p>
          </draw:text-box>
        </draw:frame>
        <draw:line draw:style-name="gr3" draw:text-style-name="P1" draw:layer="layout" svg:x1="3.164cm" svg:y1="1.255cm" svg:x2="4.664cm" svg:y2="2.182cm">
          <text:p/>
        </draw:line>
        <draw:line draw:style-name="gr3" draw:text-style-name="P1" draw:layer="layout" svg:x1="9.056cm" svg:y1="1.009cm" svg:x2="7.528cm" svg:y2="1.923cm">
          <text:p/>
        </draw:line>
        <draw:custom-shape draw:style-name="gr1" draw:text-style-name="P2" draw:layer="layout" svg:width="2.866cm" svg:height="1.352cm" svg:x="2.946cm" svg:y="4.228cm">
          <text:p text:style-name="P2"><text:span text:style-name="T1">Boolean</text:span></text:p>
          <text:p text:style-name="P2"><text:span text:style-name="T1">abstraction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95cm" svg:y1="1.747cm" svg:x2="3.71cm" svg:y2="4.242cm">
          <text:p/>
        </draw:line>
        <draw:line draw:style-name="gr3" draw:text-style-name="P1" draw:layer="layout" svg:x1="5.933cm" svg:y1="2.729cm" svg:x2="4.923cm" svg:y2="4.228cm">
          <text:p/>
        </draw:line>
        <draw:custom-shape draw:style-name="gr1" draw:text-style-name="P3" draw:layer="layout" svg:width="2.866cm" svg:height="1.05cm" svg:x="2.933cm" svg:y="7.01cm">
          <text:p text:style-name="P3"><text:span text:style-name="T2">Petri net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378cm" svg:y1="5.578cm" svg:x2="4.392cm" svg:y2="7.051cm">
          <text:p/>
        </draw:line>
        <draw:path draw:style-name="gr4" draw:text-style-name="P1" draw:layer="layout" svg:width="4.987cm" svg:height="2.303cm" draw:transform="skewX (-0.931482221789198) rotate (0.0528834763354182) translate (2.57910305214503cm 2.71769877784283cm)" svg:viewBox="0 0 4988 2304" svg:d="m0 8005c5691-779 4940-2306 4970-2305">
          <text:p/>
        </draw:path>
        <draw:path draw:style-name="gr4" draw:text-style-name="P1" draw:layer="layout" svg:width="9.761cm" svg:height="5.326cm" draw:transform="skewX (-0.931482221789198) rotate (0.0528834763354182) translate (-1.66813885799544cm 2.60077675654319cm)" svg:viewBox="0 0 9762 5327" svg:d="m0 10345c13198-2953 9179-5329 9209-5327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avel Parizek</meta:initial-creator>
    <meta:creation-date>2010-11-26T14:10:21</meta:creation-date>
    <dc:date>2010-11-26T14:18:53</dc:date>
    <dc:creator>Pavel Parizek</dc:creator>
    <meta:editing-duration>PT00H08M33S</meta:editing-duration>
    <meta:editing-cycles>1</meta:editing-cycles>
    <meta:document-statistic meta:object-count="12"/>
    <meta:generator>OpenOffice.org/3.1$Unix OpenOffice.org_project/310m19$Build-9420</meta:generator>
  </office:meta>
</office:document-meta>
</file>